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389cm" style:rel-column-width="2488*"/>
    </style:style>
    <style:style style:name="Tabla1.B" style:family="table-column">
      <style:table-column-properties style:column-width="12.612cm" style:rel-column-width="7150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db201"/>
    </style:style>
    <style:style style:name="P2" style:family="paragraph" style:parent-style-name="Standard">
      <style:text-properties officeooo:rsid="001db201" officeooo:paragraph-rsid="001db201"/>
    </style:style>
    <style:style style:name="P3" style:family="paragraph" style:parent-style-name="Standard">
      <style:text-properties officeooo:paragraph-rsid="001e1a3b"/>
    </style:style>
    <style:style style:name="P4" style:family="paragraph" style:parent-style-name="Standard">
      <style:text-properties officeooo:paragraph-rsid="00200a08"/>
    </style:style>
    <style:style style:name="P5" style:family="paragraph" style:parent-style-name="Standard">
      <style:text-properties officeooo:paragraph-rsid="00214c9d"/>
    </style:style>
    <style:style style:name="P6" style:family="paragraph" style:parent-style-name="Standard">
      <style:text-properties officeooo:rsid="00214c9d" officeooo:paragraph-rsid="00214c9d"/>
    </style:style>
    <style:style style:name="P7" style:family="paragraph" style:parent-style-name="Standard">
      <style:text-properties fo:font-weight="bold" officeooo:paragraph-rsid="001e1a3b" style:font-weight-asian="bold" style:font-weight-complex="bold"/>
    </style:style>
    <style:style style:name="P8" style:family="paragraph" style:parent-style-name="Standard">
      <style:text-properties fo:font-weight="bold" officeooo:paragraph-rsid="00214c9d" style:font-weight-asian="bold" style:font-weight-complex="bold"/>
    </style:style>
    <style:style style:name="P9" style:family="paragraph" style:parent-style-name="Table_20_Contents">
      <style:text-properties officeooo:rsid="001e1505" officeooo:paragraph-rsid="001e1505"/>
    </style:style>
    <style:style style:name="P10" style:family="paragraph" style:parent-style-name="Table_20_Contents">
      <style:text-properties officeooo:rsid="001e1a3b" officeooo:paragraph-rsid="001e1a3b"/>
    </style:style>
    <style:style style:name="P11" style:family="paragraph" style:parent-style-name="Table_20_Contents">
      <style:text-properties officeooo:rsid="00200a08" officeooo:paragraph-rsid="00200a08"/>
    </style:style>
    <style:style style:name="T1" style:family="text">
      <style:text-properties officeooo:rsid="001db201"/>
    </style:style>
    <style:style style:name="T2" style:family="text">
      <style:text-properties officeooo:rsid="001e1a3b"/>
    </style:style>
    <style:style style:name="T3" style:family="text">
      <style:text-properties officeooo:rsid="00200a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Área de impacto</text:p>
          </table:table-cell>
          <table:table-cell table:style-name="Tabla1.B1" office:value-type="string">
            <text:p text:style-name="P1">Compromiso personal</text:p>
          </table:table-cell>
        </table:table-row>
        <table:table-row>
          <table:table-cell table:style-name="Tabla1.A2" office:value-type="string">
            <text:p text:style-name="P1">Energía</text:p>
          </table:table-cell>
          <table:table-cell table:style-name="Tabla1.B2" office:value-type="string">
            <text:p text:style-name="Table_20_Contents">Apaga las luces, usa menos electrodomésticos y aires acondicionados.</text:p>
          </table:table-cell>
        </table:table-row>
        <table:table-row>
          <table:table-cell table:style-name="Tabla1.A2" office:value-type="string">
            <text:p text:style-name="P1">Agua</text:p>
          </table:table-cell>
          <table:table-cell table:style-name="Tabla1.B2" office:value-type="string">
            <text:p text:style-name="Table_20_Contents">Si ve un grifo que gotea, asegúrese de apretarlo. Utilice agua secundaria siempre que sea posible. Por ejemplo, el agua utilizada para lavar las verduras se puede utilizar para regar las flores; El agua que se utiliza para lavarse la cara y la ropa se puede ahorrar para fregar el piso y tirar de la cadena del inodoro.</text:p>
          </table:table-cell>
        </table:table-row>
        <table:table-row>
          <table:table-cell table:style-name="Tabla1.A2" office:value-type="string">
            <text:p text:style-name="P1">Comida</text:p>
          </table:table-cell>
          <table:table-cell table:style-name="Tabla1.B2" office:value-type="string">
            <text:p text:style-name="Table_20_Contents">Cuando <text:span text:style-name="T2">va</text:span> cenar a un restaurante, haz un menú razonable en función del número de personas. Si sobra comida puedes llevártela a casa.</text:p>
          </table:table-cell>
        </table:table-row>
        <table:table-row>
          <table:table-cell table:style-name="Tabla1.A2" office:value-type="string">
            <text:p text:style-name="P1">Moda</text:p>
          </table:table-cell>
          <table:table-cell table:style-name="Tabla1.B2" office:value-type="string">
            <text:p text:style-name="P9">Usar menos detergente y remodelar o reparar ropa vieja puede prolongar la vida útil de la ropa.</text:p>
          </table:table-cell>
        </table:table-row>
        <table:table-row>
          <table:table-cell table:style-name="Tabla1.A2" office:value-type="string">
            <text:p text:style-name="P1">Residuos</text:p>
          </table:table-cell>
          <table:table-cell table:style-name="Tabla1.B2" office:value-type="string">
            <text:p text:style-name="Table_20_Contents">No utilice bolsas de plástico. Al menos si las bolsas de plástico no están rotas, deberían reutilizarse. Por supuesto, es mejor utilizar bolsas de tela u otros tipos de bolsas.</text:p>
          </table:table-cell>
        </table:table-row>
        <table:table-row>
          <table:table-cell table:style-name="Tabla1.A2" office:value-type="string">
            <text:p text:style-name="P2">Transporte</text:p>
          </table:table-cell>
          <table:table-cell table:style-name="Tabla1.B2" office:value-type="string">
            <text:p text:style-name="Table_20_Contents">Cuando viaje, tome el autobús, el metro o la bicicleta tanto como sea posible y conduzca menos en <text:span text:style-name="T1">coche</text:span>.</text:p>
          </table:table-cell>
        </table:table-row>
        <table:table-row>
          <table:table-cell table:style-name="Tabla1.A2" office:value-type="string">
            <text:p text:style-name="P1">Otros hábitos generales de consumo consciente</text:p>
          </table:table-cell>
          <table:table-cell table:style-name="Tabla1.B2" office:value-type="string">
            <text:p text:style-name="Table_20_Contents">Pregúntese si necesita este artículo y cuándo planea usarlo. ¿Cuantos años puedes usarlo antes de comprarlo?</text:p>
          </table:table-cell>
        </table:table-row>
      </table:table>
      <text:p text:style-name="P1"><text:s/></text:p>
      <text:p text:style-name="P7">A. Descripción de la actividad profesional objeto del curso, como consumidora de recursos </text:p>
      <text:p text:style-name="P7">1. Recursos materiales que se utilizan en tu actividad profesional:</text:p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3">Herramientas y utillaje</text:p>
          </table:table-cell>
          <table:table-cell table:style-name="Tabla2.B1" office:value-type="string">
            <text:p text:style-name="P3"><text:span text:style-name="T2">Destornillador,tijera</text:span></text:p>
          </table:table-cell>
        </table:table-row>
        <table:table-row>
          <table:table-cell table:style-name="Tabla2.A2" office:value-type="string">
            <text:p text:style-name="P3">Maquinarias y equipos</text:p>
          </table:table-cell>
          <table:table-cell table:style-name="Tabla2.B2" office:value-type="string">
            <text:p text:style-name="P3"><text:span text:style-name="T2">ordenador, servidor, route, switch</text:span></text:p>
          </table:table-cell>
        </table:table-row>
        <table:table-row>
          <table:table-cell table:style-name="Tabla2.A2" office:value-type="string">
            <text:p text:style-name="P3">Materias primas y de consumo</text:p>
          </table:table-cell>
          <table:table-cell table:style-name="Tabla2.B2" office:value-type="string">
            <text:p text:style-name="P3"><text:span text:style-name="T2">Cable,Eletricidad</text:span></text:p>
          </table:table-cell>
        </table:table-row>
        <table:table-row>
          <table:table-cell table:style-name="Tabla2.A2" office:value-type="string">
            <text:p text:style-name="P3">Instalaciones y otros</text:p>
          </table:table-cell>
          <table:table-cell table:style-name="Tabla2.B2" office:value-type="string">
            <text:p text:style-name="P3"><text:span text:style-name="T2">Nada</text:span></text:p>
          </table:table-cell>
        </table:table-row>
      </table:table>
      <text:p text:style-name="P3"/>
      <text:p text:style-name="P7">2. Impactos negativos sobre el entorno ambiental y humano (posibles problemas causados por los materiales y herramientas utilizadas):</text:p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3">Idoneidad del recurso utilizado</text:p>
          </table:table-cell>
          <table:table-cell table:style-name="Tabla3.B1" office:value-type="string">
            <text:p text:style-name="P10">Todo perfecto.</text:p>
          </table:table-cell>
        </table:table-row>
        <table:table-row>
          <table:table-cell table:style-name="Tabla3.A2" office:value-type="string">
            <text:p text:style-name="P3">Derroche de materiales y energía</text:p>
          </table:table-cell>
          <table:table-cell table:style-name="Tabla3.B2" office:value-type="string">
            <text:p text:style-name="Table_20_Contents">Mantenga la computadora encendida cuando no esté en uso</text:p>
          </table:table-cell>
        </table:table-row>
        <table:table-row>
          <table:table-cell table:style-name="Tabla3.A2" office:value-type="string">
            <text:p text:style-name="P3">Emisión de gases u otras sustancias contaminantes</text:p>
          </table:table-cell>
          <table:table-cell table:style-name="Tabla3.B2" office:value-type="string">
            <text:p text:style-name="P11">Nada</text:p>
          </table:table-cell>
        </table:table-row>
        <table:table-row>
          <table:table-cell table:style-name="Tabla3.A2" office:value-type="string">
            <text:p text:style-name="P3">Otras</text:p>
          </table:table-cell>
          <table:table-cell table:style-name="Tabla3.B2" office:value-type="string">
            <text:p text:style-name="P11">Nada</text:p>
          </table:table-cell>
        </table:table-row>
      </table:table>
      <text:p text:style-name="P3"/>
      <text:p text:style-name="P7">3. Alternativas que pueden prevenir / corregir / evitar el daño ambiental (cambio de metodología, de herramientas, de materiales, etc):</text:p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4">Corregir</text:p>
          </table:table-cell>
          <table:table-cell table:style-name="Tabla4.B1" office:value-type="string">
            <text:p text:style-name="Table_20_Contents">Apaga <text:span text:style-name="T3">ordenador</text:span> cuando estés lejos de ella</text:p>
          </table:table-cell>
        </table:table-row>
        <table:table-row>
          <table:table-cell table:style-name="Tabla4.A2" office:value-type="string">
            <text:p text:style-name="P4">Evitar</text:p>
          </table:table-cell>
          <table:table-cell table:style-name="Tabla4.B2" office:value-type="string">
            <text:p text:style-name="Table_20_Contents">Configure la computadora para que apague la pantalla si no hay actividad durante 5 minutos y para que entre en suspensión si no hay actividad durante 30 minutos</text:p>
          </table:table-cell>
        </table:table-row>
      </table:table>
      <text:p text:style-name="P3"/>
      <text:p text:style-name="P3"><text:soft-page-break/></text:p>
      <text:p text:style-name="P7">B. El medioambiente como receptor de residuos derivados de la actividad profesional </text:p>
      <text:p text:style-name="P7">1. Desechos derivados de tu actividad profesional:</text:p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4">Sólidos.</text:p>
          </table:table-cell>
          <table:table-cell table:style-name="Tabla5.B1" office:value-type="string">
            <text:p text:style-name="P11">nada</text:p>
          </table:table-cell>
        </table:table-row>
        <table:table-row>
          <table:table-cell table:style-name="Tabla5.A2" office:value-type="string">
            <text:p text:style-name="P4">Líquidos</text:p>
          </table:table-cell>
          <table:table-cell table:style-name="Tabla5.B2" office:value-type="string">
            <text:p text:style-name="P11">nada</text:p>
          </table:table-cell>
        </table:table-row>
        <table:table-row>
          <table:table-cell table:style-name="Tabla5.A2" office:value-type="string">
            <text:p text:style-name="P4">Gaseosos</text:p>
          </table:table-cell>
          <table:table-cell table:style-name="Tabla5.B2" office:value-type="string">
            <text:p text:style-name="P11">nada</text:p>
          </table:table-cell>
        </table:table-row>
        <table:table-row>
          <table:table-cell table:style-name="Tabla5.A2" office:value-type="string">
            <text:p text:style-name="P4">Otros (ruido, olores, molestia, etc.)</text:p>
          </table:table-cell>
          <table:table-cell table:style-name="Tabla5.B2" office:value-type="string">
            <text:p text:style-name="Table_20_Contents">Ruido al escribir en el teclado</text:p>
          </table:table-cell>
        </table:table-row>
      </table:table>
      <text:p text:style-name="P3"/>
      <text:p text:style-name="P7">2. Repercusiones negativas de estos residuos en el medio (problemas directos que los residuos causan en el entorno ambiental y humano de tu trabajo).</text:p>
      <text:p text:style-name="P3"/>
      <text:p text:style-name="P3">Hacer que los colegas se sientan incómodos</text:p>
      <text:p text:style-name="P3"/>
      <text:p text:style-name="P7">3. Alternativas que pueden prevenir / corregir / evitar el daño ambiental (cambios en la metodología de tratamiento, transporte y almacenamiento de los residuos):</text:p>
      <text:p text:style-name="P3"/>
      <text:p text:style-name="P3">Cambiar al teclado de membrana</text:p>
      <text:p text:style-name="P3"/>
      <text:p text:style-name="P7">C. El medioambiente como espacio ocupado (si tu actividad tiene que ver en la transformación u ocupación del suelo o el espacio, rellena los siguientes puntos) Sectores relacionados con el urbanismo, la construcción de viviendas, obras públicas o similares, trabajos forestales, agricultura, ganadería, actividades al aire libre, etc</text:p>
      <text:p text:style-name="P3"/>
      <text:p text:style-name="P8"><text:span text:style-name="T2">1</text:span>. ¿Cómo transforma u ocupa tu actividad el suelo o el espacio? (imagina el entorno antes y después de haber realizado tu actividad profesional).</text:p>
      <text:p text:style-name="P5"/>
      <text:p text:style-name="P5">Se requieren al menos 2 metros cuadrados de superficie para colocar la computadora, el escritorio y la silla.</text:p>
      <text:p text:style-name="P3"/>
      <text:p text:style-name="P7">2. ¿Qué transformaciones son realmente necesarias?</text:p>
      <text:p text:style-name="P3"/>
      <text:p text:style-name="P6">Un lugar para escribe las programas</text:p>
      <text:p text:style-name="P3"/>
      <text:p text:style-name="P7">3. Alternativas a las transformaciones (cambios en el modo de trabajo para minimizar la transformación del entorno).</text:p>
      <text:p text:style-name="P3"/>
      <text:p text:style-name="P6">Por ejemplo: </text:p>
      <text:p text:style-name="P6">Puede hacer teletrabajo</text:p>
      <text:p text:style-name="P6">beneficio</text:p>
      <text:p text:style-name="P6">- Redujo el uso de tierra de la empresa</text:p>
      <text:p text:style-name="P6">- Reduce las emisiones de carbono porque no tienes que conducir para ir al trabajo</text:p>
      <text:p text:style-name="P6">- Puedes empezar a trabajar en cualquier momento ya que no necesitas llegar a la oficina.</text:p>
      <text:p text:style-name="P6"/>
      <text:p text:style-name="P6">Defecto</text:p>
      <text:p text:style-name="P6">- Dificultad para comunicarse con otras personas de la empresa.</text:p>
      <text:p text:style-name="P6">- Si puede comenzar a trabajar en cualquier momento, no podrá recibir información laboral de inmediato. Si tuvo alguno problema como apagón.</text:p>
      <text:p text:style-name="P6">- Es difícil contabilizar las horas de trabajo para calcular el salari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3T12:46:01.881000000</meta:creation-date>
    <dc:date>2025-05-23T13:41:27.104000000</dc:date>
    <meta:editing-duration>PT11M39S</meta:editing-duration>
    <meta:editing-cycles>1</meta:editing-cycles>
    <meta:document-statistic meta:table-count="5" meta:image-count="0" meta:object-count="0" meta:page-count="2" meta:paragraph-count="72" meta:word-count="644" meta:character-count="4073" meta:non-whitespace-character-count="3493"/>
    <meta:generator>LibreOffice/24.2.5.2$Windows_X86_64 LibreOffice_project/bffef4ea93e59bebbeaf7f431bb02b1a39ee8a59</meta:generator>
  </office:meta>
</office:document-meta>
</file>